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 fo:font-size="8pt" style:font-size-asian="8pt" style:font-size-complex="8pt"/>
    </style:style>
    <style:style style:name="ce3" style:family="table-cell" style:parent-style-name="Default">
      <style:text-properties fo:color="#800000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We can have a global graph containing the graph of the current state, avoids passing graph as an paramet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enerating walls for all positions for now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ssumed time to be in second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Jump scenarios ache 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runing ache 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lpha-beta 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-star</text:p>
          </table:table-cell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9"/>
          <table:table-cell office:value-type="string" calcext:value-type="string">
            <text:p>ut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  <table:table-cell table:number-columns-repeated="8"/>
          <table:table-cell office:value-type="string" calcext:value-type="string">
            <text:p>proper test block cond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ecific starting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Test sahi se taking move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Test pruning proper</text:p>
          </table:table-cell>
          <table:table-cell table:number-columns-repeated="7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test jump</text:p>
          </table:table-cell>
          <table:table-cell table:number-columns-repeated="8"/>
          <table:table-cell office:value-type="string" calcext:value-type="string">
            <text:p>MaxRow &amp; MaxCol to be modified (size of graph)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implement utility function change &amp; test properly</text:p>
          </table:table-cell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ecific starting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5:56:10.518272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3-15T00:55:06.933514384</dc:date>
    <meta:editing-duration>PT9H50M4S</meta:editing-duration>
    <meta:editing-cycles>28</meta:editing-cycles>
    <meta:generator>LibreOffice/4.3.3.2$Linux_X86_64 LibreOffice_project/430m0$Build-2</meta:generator>
    <meta:document-statistic meta:table-count="1" meta:cell-count="27" meta:object-count="0"/>
  </office:meta>
</office:document-meta>
</file>